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14472633961" text:style-name="L1">
        <text:list-item>
          <text:p text:style-name="P2">Analizar las características de una tarjeta gráfica:</text:p>
        </text:list-item>
      </text:list>
      <text:p text:style-name="Standard"/>
      <text:list xml:id="list463271480" text:style-name="L2">
        <text:list-item>
          <text:list>
            <text:list-item>
              <text:p text:style-name="P3">Tipo de bus.</text:p>
            </text:list-item>
            <text:list-item>
              <text:p text:style-name="P3">Características del procesador.</text:p>
            </text:list-item>
            <text:list-item>
              <text:p text:style-name="P3">Tamaño y tipo de memoria.</text:p>
            </text:list-item>
            <text:list-item>
              <text:p text:style-name="P3">Etc.</text:p>
            </text:list-item>
          </text:list>
        </text:list-item>
      </text:list>
      <text:p text:style-name="Standard"/>
      <text:list xml:id="list1605244687" text:continue-list="list14472633961" text:style-name="L1">
        <text:list-item>
          <text:p text:style-name="P2">Calcular la cantidad de colores que puede mostrar la tarjeta analizada para dos resoluciones distintas, por ejemplo 800 x 600 y 1200 x 1000 px.</text:p>
        </text:list-item>
      </text:list>
      <text:p text:style-name="Standard"/>
      <text:list xml:id="list1597250513" text:continue-numbering="true" text:style-name="L1">
        <text:list-item>
          <text:p text:style-name="P5">Añadir en el trabajo correspondiente a ... un apartado con los resultados obtenidos en est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4-03T11:02:45</dc:date>
    <dc:creator>santiago </dc:creator>
    <meta:editing-duration>PT3H27M18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8" meta:word-count="68" meta:character-count="386" meta:non-whitespace-character-count="333"/>
  </office:meta>
</office:document-meta>
</file>